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0054101263603</text:p>
          </table:table-cell>
          <table:table-cell office:value-type="string" calcext:value-type="string">
            <text:p>2024-12-31 20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22688" calcext:value-type="float">
            <text:p>73.32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54101263603</text:p>
          </table:table-cell>
          <table:table-cell office:value-type="string" calcext:value-type="string">
            <text:p>2024-01-19 17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12376" calcext:value-type="float">
            <text:p>73.11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54101263603</text:p>
          </table:table-cell>
          <table:table-cell office:value-type="string" calcext:value-type="string">
            <text:p>2022-02-08 22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3296" calcext:value-type="float">
            <text:p>72.85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54101263603</text:p>
          </table:table-cell>
          <table:table-cell office:value-type="string" calcext:value-type="string">
            <text:p>2021-01-08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5592" calcext:value-type="float">
            <text:p>72.93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54101263603</text:p>
          </table:table-cell>
          <table:table-cell office:value-type="string" calcext:value-type="string">
            <text:p>2020-01-08 21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192" calcext:value-type="float">
            <text:p>72.5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54101263603</text:p>
          </table:table-cell>
          <table:table-cell office:value-type="string" calcext:value-type="string">
            <text:p>2019-01-04 14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2024" calcext:value-type="float">
            <text:p>72.58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54101263603</text:p>
          </table:table-cell>
          <table:table-cell office:value-type="string" calcext:value-type="string">
            <text:p>2018-01-04 14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3632" calcext:value-type="float">
            <text:p>72.49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54101263603</text:p>
          </table:table-cell>
          <table:table-cell office:value-type="string" calcext:value-type="string">
            <text:p>2017-01-11 14:0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8056" calcext:value-type="float">
            <text:p>72.83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54101263603</text:p>
          </table:table-cell>
          <table:table-cell office:value-type="string" calcext:value-type="string">
            <text:p>2016-01-13 16:14:0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624" calcext:value-type="float">
            <text:p>72.7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54101263603</text:p>
          </table:table-cell>
          <table:table-cell office:value-type="string" calcext:value-type="string">
            <text:p>2015-01-07 19:50:2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6864" calcext:value-type="float">
            <text:p>73.20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54101263603</text:p>
          </table:table-cell>
          <table:table-cell office:value-type="string" calcext:value-type="string">
            <text:p>2014-01-08 19:52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0144" calcext:value-type="float">
            <text:p>72.78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54101263603</text:p>
          </table:table-cell>
          <table:table-cell office:value-type="string" calcext:value-type="string">
            <text:p>2013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908" calcext:value-type="float">
            <text:p>72.64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54101263603</text:p>
          </table:table-cell>
          <table:table-cell office:value-type="string" calcext:value-type="string">
            <text:p>2012-01-05 18:27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9188" calcext:value-type="float">
            <text:p>72.19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54101263603</text:p>
          </table:table-cell>
          <table:table-cell office:value-type="string" calcext:value-type="string">
            <text:p>2011-01-05 20:34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0568" calcext:value-type="float">
            <text:p>71.60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54101263603</text:p>
          </table:table-cell>
          <table:table-cell office:value-type="string" calcext:value-type="string">
            <text:p>2010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9232" calcext:value-type="float">
            <text:p>71.57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54101263603</text:p>
          </table:table-cell>
          <table:table-cell office:value-type="string" calcext:value-type="string">
            <text:p>2009-01-07 20:53:5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84744" calcext:value-type="float">
            <text:p>71.48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54101263603</text:p>
          </table:table-cell>
          <table:table-cell office:value-type="string" calcext:value-type="string">
            <text:p>2008-01-14 22:29:4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15224" calcext:value-type="float">
            <text:p>71.51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54101263603</text:p>
          </table:table-cell>
          <table:table-cell office:value-type="string" calcext:value-type="string">
            <text:p>2007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11136" calcext:value-type="float">
            <text:p>70.81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54101263603</text:p>
          </table:table-cell>
          <table:table-cell office:value-type="string" calcext:value-type="string">
            <text:p>2006-01-03 20:46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032" calcext:value-type="float">
            <text:p>71.1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54101263603</text:p>
          </table:table-cell>
          <table:table-cell office:value-type="string" calcext:value-type="string">
            <text:p>2005-01-07 17:58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86496" calcext:value-type="float">
            <text:p>71.78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54101263603</text:p>
          </table:table-cell>
          <table:table-cell office:value-type="string" calcext:value-type="string">
            <text:p>2004-01-04 14:34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1504" calcext:value-type="float">
            <text:p>72.23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1" meta:object-count="0"/>
    <meta:user-defined meta:name="AppVersion">3.0</meta:user-defined>
  </office:meta>
</office:document-meta>
</file>